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d0dba" officeooo:paragraph-rsid="000d0dba"/>
    </style:style>
    <style:style style:name="P2" style:family="paragraph" style:parent-style-name="Standard">
      <style:paragraph-properties fo:text-align="start" style:justify-single-word="false"/>
      <style:text-properties officeooo:rsid="000dfc65" officeooo:paragraph-rsid="000dfc65"/>
    </style:style>
    <style:style style:name="P3" style:family="paragraph" style:parent-style-name="Standard" style:list-style-name="L1">
      <style:paragraph-properties fo:text-align="start" style:justify-single-word="false"/>
      <style:text-properties officeooo:rsid="000dfc65" officeooo:paragraph-rsid="000dfc65"/>
    </style:style>
    <style:style style:name="P4" style:family="paragraph" style:parent-style-name="Standard" style:list-style-name="L2">
      <style:paragraph-properties fo:text-align="start" style:justify-single-word="false"/>
      <style:text-properties officeooo:rsid="000dfc65" officeooo:paragraph-rsid="000dfc65"/>
    </style:style>
    <style:style style:name="P5" style:family="paragraph" style:parent-style-name="Standard">
      <style:paragraph-properties fo:text-align="start" style:justify-single-word="false"/>
      <style:text-properties fo:font-weight="bold" officeooo:rsid="000dfc65" officeooo:paragraph-rsid="000dfc65" style:font-weight-asian="bold" style:font-weight-complex="bold"/>
    </style:style>
    <style:style style:name="P6" style:family="paragraph" style:parent-style-name="Standard">
      <style:paragraph-properties fo:text-align="start" style:justify-single-word="false"/>
      <style:text-properties fo:font-weight="normal" officeooo:rsid="000efb84" officeooo:paragraph-rsid="000dfc65" style:font-weight-asian="normal" style:font-weight-complex="normal"/>
    </style:style>
    <style:style style:name="P7" style:family="paragraph" style:parent-style-name="Standard">
      <style:paragraph-properties fo:text-align="start" style:justify-single-word="false"/>
      <style:text-properties fo:font-weight="normal" officeooo:rsid="000f95cc" officeooo:paragraph-rsid="000f95cc" style:font-weight-asian="normal" style:font-weight-complex="normal"/>
    </style:style>
    <style:style style:name="P8" style:family="paragraph" style:parent-style-name="Standard">
      <style:paragraph-properties fo:text-align="start" style:justify-single-word="false"/>
      <style:text-properties fo:font-weight="normal" officeooo:rsid="000efb84" officeooo:paragraph-rsid="000efb84" style:font-weight-asian="normal" style:font-weight-complex="normal"/>
    </style:style>
    <style:style style:name="P9" style:family="paragraph" style:parent-style-name="Standard" style:list-style-name="L3">
      <style:paragraph-properties fo:text-align="start" style:justify-single-word="false"/>
      <style:text-properties fo:font-weight="normal" officeooo:rsid="000efb84" officeooo:paragraph-rsid="000efb84" style:font-weight-asian="normal" style:font-weight-complex="normal"/>
    </style:style>
    <style:style style:name="P10" style:family="paragraph" style:parent-style-name="Standard" style:list-style-name="L4">
      <style:paragraph-properties fo:text-align="start" style:justify-single-word="false"/>
      <style:text-properties fo:font-weight="normal" officeooo:rsid="000efb84" officeooo:paragraph-rsid="000efb84" style:font-weight-asian="normal" style:font-weight-complex="normal"/>
    </style:style>
    <style:style style:name="P11" style:family="paragraph" style:parent-style-name="Standard" style:list-style-name="L5">
      <style:paragraph-properties fo:text-align="start" style:justify-single-word="false"/>
      <style:text-properties fo:font-weight="normal" officeooo:rsid="000f95cc" officeooo:paragraph-rsid="000f95cc" style:font-weight-asian="normal" style:font-weight-complex="normal"/>
    </style:style>
    <style:style style:name="P12" style:family="paragraph" style:parent-style-name="Standard" style:list-style-name="L6">
      <style:paragraph-properties fo:text-align="start" style:justify-single-word="false"/>
      <style:text-properties fo:font-weight="normal" officeooo:rsid="000f95cc" officeooo:paragraph-rsid="000f95cc" style:font-weight-asian="normal" style:font-weight-complex="normal"/>
    </style:style>
    <style:style style:name="P13" style:family="paragraph" style:parent-style-name="Standard" style:list-style-name="L7">
      <style:paragraph-properties fo:text-align="start" style:justify-single-word="false"/>
      <style:text-properties fo:font-weight="normal" officeooo:rsid="000f95cc" officeooo:paragraph-rsid="000f95cc" style:font-weight-asian="normal" style:font-weight-complex="normal"/>
    </style:style>
    <style:style style:name="P14" style:family="paragraph" style:parent-style-name="Standard">
      <style:paragraph-properties fo:text-align="start" style:justify-single-word="false"/>
      <style:text-properties officeooo:rsid="000dfc65" officeooo:paragraph-rsid="000f95cc"/>
    </style:style>
    <style:style style:name="P15" style:family="paragraph" style:parent-style-name="Standard">
      <style:paragraph-properties fo:text-align="start" style:justify-single-word="false"/>
      <style:text-properties officeooo:rsid="000f95cc" officeooo:paragraph-rsid="000f95cc"/>
    </style:style>
    <style:style style:name="P16" style:family="paragraph" style:parent-style-name="Standard" style:list-style-name="L8">
      <style:paragraph-properties fo:text-align="start" style:justify-single-word="false"/>
      <style:text-properties officeooo:rsid="000f95cc" officeooo:paragraph-rsid="000f95cc"/>
    </style:style>
    <style:style style:name="P17" style:family="paragraph" style:parent-style-name="Standard" style:list-style-name="L8">
      <style:paragraph-properties fo:text-align="start" style:justify-single-word="false"/>
      <style:text-properties officeooo:rsid="00113a75" officeooo:paragraph-rsid="00113a75"/>
    </style:style>
    <style:style style:name="P18" style:family="paragraph" style:parent-style-name="Standard" style:list-style-name="L8">
      <style:paragraph-properties fo:text-align="start" style:justify-single-word="false"/>
      <style:text-properties officeooo:rsid="0011afb9" officeooo:paragraph-rsid="0011afb9"/>
    </style:style>
    <style:style style:name="P19" style:family="paragraph" style:parent-style-name="Standard">
      <style:paragraph-properties fo:text-align="start" style:justify-single-word="false"/>
      <style:text-properties officeooo:rsid="0011afb9" officeooo:paragraph-rsid="0011afb9"/>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11afb9" officeooo:paragraph-rsid="0011afb9"/>
    </style:style>
    <style:style style:name="P21" style:family="paragraph" style:parent-style-name="Standard">
      <style:paragraph-properties fo:text-align="start" style:justify-single-word="false"/>
      <style:text-properties style:text-underline-style="none" officeooo:rsid="0011afb9" officeooo:paragraph-rsid="0011afb9"/>
    </style:style>
    <style:style style:name="P22" style:family="paragraph" style:parent-style-name="Standard" style:list-style-name="L9">
      <style:paragraph-properties fo:text-align="start" style:justify-single-word="false"/>
      <style:text-properties style:text-underline-style="none" officeooo:rsid="0011afb9" officeooo:paragraph-rsid="0011afb9"/>
    </style:style>
    <style:style style:name="P23" style:family="paragraph" style:parent-style-name="Standard" style:list-style-name="L9">
      <style:paragraph-properties fo:text-align="start" style:justify-single-word="false"/>
      <style:text-properties style:text-underline-style="none" officeooo:rsid="0012a748" officeooo:paragraph-rsid="0012a748"/>
    </style:style>
    <style:style style:name="P24" style:family="paragraph" style:parent-style-name="Standard">
      <style:paragraph-properties fo:text-align="start" style:justify-single-word="false"/>
      <style:text-properties style:text-underline-style="none" officeooo:rsid="0012a748" officeooo:paragraph-rsid="0012a748"/>
    </style:style>
    <style:style style:name="P25" style:family="paragraph" style:parent-style-name="Standard">
      <style:paragraph-properties fo:text-align="start" style:justify-single-word="false"/>
      <style:text-properties style:text-underline-style="solid" style:text-underline-width="auto" style:text-underline-color="font-color" officeooo:rsid="0013aedf" officeooo:paragraph-rsid="0013aedf"/>
    </style:style>
    <style:style style:name="P26" style:family="paragraph" style:parent-style-name="Standard">
      <style:paragraph-properties fo:text-align="start" style:justify-single-word="false"/>
      <style:text-properties style:text-underline-style="none" officeooo:rsid="0013aedf" officeooo:paragraph-rsid="0013aedf"/>
    </style:style>
    <style:style style:name="P27" style:family="paragraph" style:parent-style-name="Standard" style:list-style-name="L10">
      <style:paragraph-properties fo:text-align="start" style:justify-single-word="false"/>
      <style:text-properties style:text-underline-style="none" officeooo:rsid="0013aedf" officeooo:paragraph-rsid="0013aedf"/>
    </style:style>
    <style:style style:name="P28" style:family="paragraph" style:parent-style-name="Standard">
      <style:paragraph-properties fo:text-align="start" style:justify-single-word="false"/>
      <style:text-properties style:text-underline-style="solid" style:text-underline-width="auto" style:text-underline-color="font-color" officeooo:rsid="0013c0dd" officeooo:paragraph-rsid="0013c0dd"/>
    </style:style>
    <style:style style:name="P29" style:family="paragraph" style:parent-style-name="Standard">
      <style:paragraph-properties fo:text-align="start" style:justify-single-word="false"/>
      <style:text-properties fo:font-style="normal" style:text-underline-style="none" officeooo:rsid="0013c0dd" officeooo:paragraph-rsid="0013c0dd"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efb84" style:font-weight-asian="normal" style:font-weight-complex="normal"/>
    </style:style>
    <style:style style:name="T3" style:family="text">
      <style:text-properties officeooo:rsid="0012a748"/>
    </style:style>
    <style:style style:name="T4" style:family="text">
      <style:text-properties officeooo:rsid="0013aed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e Comunicacion</text:p>
      <text:p text:style-name="P1"/>
      <text:p text:style-name="P2">Servicios orientados y no orientados a la conexion. Los sin conexion se conocen como red de mejor esfuerzo.</text:p>
      <text:p text:style-name="P2"/>
      <text:p text:style-name="P2">Orientados a la conexion:</text:p>
      <text:list text:style-name="L1">
        <text:list-item>
          <text:p text:style-name="P3">Respertan orden de llegada</text:p>
        </text:list-item>
        <text:list-item>
          <text:p text:style-name="P3">transferencia libre de errores, no faltan ni se rompen los bloques de datos. Hay retransmisiones para garantizar esto</text:p>
        </text:list-item>
        <text:list-item>
          <text:p text:style-name="P3">Circuitos virtuales</text:p>
        </text:list-item>
      </text:list>
      <text:p text:style-name="P2">No orientados a la conexion</text:p>
      <text:list text:style-name="L2">
        <text:list-item>
          <text:p text:style-name="P4">No tienen orden de llegada</text:p>
        </text:list-item>
        <text:list-item>
          <text:p text:style-name="P4">Encaminamiento independiente → no toda la comunicacion va por el mismo camino</text:p>
        </text:list-item>
        <text:list-item>
          <text:p text:style-name="P4">Enfoque al mejor esfuerzo pero no asegura nada</text:p>
        </text:list-item>
        <text:list-item>
          <text:p text:style-name="P4">Datagrama</text:p>
        </text:list-item>
      </text:list>
      <text:p text:style-name="P2"/>
      <text:p text:style-name="P5">Modelo OSI<text:span text:style-name="T1"> → ambos equipos terminales tienen implementadas todas las capas del modelo. Los nodos conmutadores, conmutan sobre algunas capas, no todas. Cada capa se comunica con la superior a traves de una interfaz. Mientras que dialogue con capas pares, puedo comunicarme con redes heterogeneas. Cada capa le agrega un header a los datos para que su capa par lo entienda y sepa que hacer. </text:span><text:span text:style-name="T2">Los datos con header de cada capa se convierten en PDU que para la capa siguente son datos, es decir, SDU.</text:span></text:p>
      <text:p text:style-name="P6"/>
      <text:p text:style-name="P7">PROTOCOLO TCP/IP</text:p>
      <text:p text:style-name="P6"/>
      <text:p text:style-name="P8">Capa de enlace:</text:p>
      <text:list text:style-name="L3">
        <text:list-item>
          <text:p text:style-name="P9">capa mac</text:p>
        </text:list-item>
        <text:list-item>
          <text:p text:style-name="P9">logica link control</text:p>
        </text:list-item>
      </text:list>
      <text:p text:style-name="P8"/>
      <text:p text:style-name="P8">Capa de red/internet → bloque de datos esta univocamente identificado por la direccion IP. </text:p>
      <text:list text:style-name="L4">
        <text:list-item>
          <text:p text:style-name="P10">El protocolo ARP (address resolution protocol) funciona para las LAN que tienen mac address hecha de 48 bits que es unico. Cuando quiero mandar un mensaje desde una IP a otra IP en una misma LAN, la comunicacion es por mac address. El ARP, pide las mac address del que tenga la direccion IP que se busca.</text:p>
        </text:list-item>
        <text:list-item>
          <text:p text:style-name="P10">RARP → funciona al reves del ARP</text:p>
        </text:list-item>
        <text:list-item>
          <text:p text:style-name="P10">ICMP → protocolo de control de la red, cuando hago un ping, estoy ejecutando este protocolo</text:p>
        </text:list-item>
      </text:list>
      <text:p text:style-name="P8"/>
      <text:p text:style-name="P7">Capa de transporte → usa protocolos TCP y UDP que estan en ambas computadoras</text:p>
      <text:list text:style-name="L5">
        <text:list-item>
          <text:p text:style-name="P11">TCP me da un servicio con conexion sin importar en donde lo use</text:p>
        </text:list-item>
        <text:list-item>
          <text:p text:style-name="P11">UDP me da un servicio sin conexion</text:p>
        </text:list-item>
      </text:list>
      <text:p text:style-name="P7"/>
      <text:p text:style-name="P7">Capa de aplicacion → usa protocolos como telnet, DNS(que me da la ip de un domino)</text:p>
      <text:p text:style-name="P7"/>
      <text:p text:style-name="P7"/>
      <text:p text:style-name="P7">Cada capa del modelo osi le dice distinto al modelo osi</text:p>
      <text:list text:style-name="L6">
        <text:list-item>
          <text:p text:style-name="P12">Red → paquete</text:p>
        </text:list-item>
        <text:list-item>
          <text:p text:style-name="P12">Enlace de datos → trama</text:p>
        </text:list-item>
        <text:list-item>
          <text:p text:style-name="P12">fisica → bits</text:p>
        </text:list-item>
      </text:list>
      <text:p text:style-name="P7"><text:soft-page-break/></text:p>
      <text:p text:style-name="P7">El enlace de datos en osi, se divide en 2 para LAN → logical link control y mac</text:p>
      <text:p text:style-name="P7"/>
      <text:p text:style-name="P7">Donde esta cada equipo</text:p>
      <text:list text:style-name="L7">
        <text:list-item>
          <text:p text:style-name="P13">capa fisica → repetidores y hubs</text:p>
        </text:list-item>
        <text:list-item>
          <text:p text:style-name="P13">enlace → switches y bridges (mac address)</text:p>
        </text:list-item>
        <text:list-item>
          <text:p text:style-name="P13">red → routers o enrutadores (ip)</text:p>
        </text:list-item>
        <text:list-item>
          <text:p text:style-name="P13">aplicacion, presentacion, sesion y transporte → </text:p>
        </text:list-item>
      </text:list>
      <text:p text:style-name="P14"/>
      <text:p text:style-name="P15">Capas del modelo osi: (ver en la filmina)</text:p>
      <text:list text:style-name="L8">
        <text:list-item>
          <text:p text:style-name="P16">fisica → conexion fisica con el medio transmisor (con el cable)</text:p>
          <text:list>
            <text:list-item>
              <text:p text:style-name="P16">definicion de caracteristicas mecanicas (como son los cables que uso), electricas(voltage que uso) y funcionales <text:s/>y de procedimientos </text:p>
            </text:list-item>
          </text:list>
        </text:list-item>
        <text:list-item>
          <text:p text:style-name="P17">Capa de enlace → establece mantiene y libera las conexiones con red (N3)</text:p>
          <text:list>
            <text:list-item>
              <text:p text:style-name="P17">controla errores y flujo de datos</text:p>
            </text:list-item>
            <text:list-item>
              <text:p text:style-name="P17">delimita secuencia de bits</text:p>
            </text:list-item>
            <text:list-item>
              <text:p text:style-name="P17">resuelve problemas de dano, perdidas y duplicidad</text:p>
            </text:list-item>
            <text:list-item>
              <text:p text:style-name="P17">protocolo HDLC</text:p>
            </text:list-item>
            <text:list-item>
              <text:p text:style-name="P17">protocolo ethernet (802.3) tiene MTU (maximum transfer unit = 1500 bytes) luego tiene 5 campos para poder cumplir su mision de direccionar un mensaje. Tiene direccion de destino y de origen. Los primeros bytes limitan la secuencia de bits (los 2 primeros campos)</text:p>
            </text:list-item>
          </text:list>
        </text:list-item>
        <text:list-item>
          <text:p text:style-name="P17">Capa de red → servicios orientados a la conexion o sin conexion a la capa de transporte o N4</text:p>
          <text:list>
            <text:list-item>
              <text:p text:style-name="P17">Encaminamiento → que pase por los routers segun su direccion ip para que llegue al destino</text:p>
            </text:list-item>
            <text:list-item>
              <text:p text:style-name="P17">tratamiento de congestion y facturacion → esto es de la red y depende de la cantidad de gente que haya en la red para evitar que colapse, comunicandose con el transmisor y con el receptor</text:p>
            </text:list-item>
            <text:list-item>
              <text:p text:style-name="P17">Reenvios por sistemas intermedios</text:p>
            </text:list-item>
            <text:list-item>
              <text:p text:style-name="P17">Interconexion por redes heterogeneas → el router adapta los tamanos y formatos de los bloques de datos para que pase por todas las redes.</text:p>
            </text:list-item>
          </text:list>
        </text:list-item>
        <text:list-item>
          <text:p text:style-name="P17">Capa de transporte → conexion de extremo a extremo, implementada en los terminales. Hay distintos flujos de datos que pueden tener distintas calidad de servicio (QoS → quality of service)</text:p>
          <text:list>
            <text:list-item>
              <text:p text:style-name="P17">Oculta detalles de las capas superiores</text:p>
            </text:list-item>
            <text:list-item>
              <text:p text:style-name="P18">Multiplexion → en mi computadora tengo una sola IP pero simultaneamente hago muchas cosas (videoconferencia, descarga de archivos, etc). </text:p>
            </text:list-item>
          </text:list>
        </text:list-item>
        <text:list-item>
          <text:p text:style-name="P18">Capa de sesion → Gestiona el control de dialogo, sincronizacion, administracion, establecimiento y liberacion de conexion</text:p>
        </text:list-item>
        <text:list-item>
          <text:p text:style-name="P18">Capa de presentacion → codificacion de datos (), manejo de abstracciones, conversiones, compresion y criptografia</text:p>
          <text:list>
            <text:list-item>
              <text:p text:style-name="P18">Permite comunicar equipos con distintas representaciones</text:p>
            </text:list-item>
            <text:list-item>
              <text:p text:style-name="P18">adecua sintaxis</text:p>
            </text:list-item>
          </text:list>
        </text:list-item>
        <text:list-item>
          <text:p text:style-name="P18">Capa de presentacion</text:p>
          <text:list>
            <text:list-item>
              <text:p text:style-name="P18">define terminal virtual para el dialogo entre terminales incompatibles</text:p>
            </text:list-item>
            <text:list-item>
              <text:p text:style-name="P18">proporciona interfaz de usuario</text:p>
            </text:list-item>
            <text:list-item>
              <text:p text:style-name="P18">establece autorizaciones y autentifica datos</text:p>
            </text:list-item>
            <text:list-item>
              <text:p text:style-name="P18">determina disponibilidad actual</text:p>
            </text:list-item>
          </text:list>
        </text:list-item>
      </text:list>
      <text:p text:style-name="P19"/>
      <text:p text:style-name="P19"><text:soft-page-break/></text:p>
      <text:p text:style-name="P20">Funciones ejecutadas por redes</text:p>
      <text:p text:style-name="P21"/>
      <text:p text:style-name="P21">Estas son la conmutacion (enrutacion de bloques de datos) y transmision (de bloques de datos a traves de la interfaz donde puede llegar a destino) de datos</text:p>
      <text:p text:style-name="P21"/>
      <text:p text:style-name="P21">Conmutadores → seleccionar el camino mas optimo para la transmision de bloques de datos</text:p>
      <text:list text:style-name="L9">
        <text:list-item>
          <text:p text:style-name="P22">de circuitos → no hay bloques de datos, hay una secuencia continua de bits (como la red telefonica). <text:span text:style-name="T3">Como la comunicacion es por un tubo, si se cae un enlace o nodo, se cae la comunicacion</text:span></text:p>
          <text:list>
            <text:list-item>
              <text:p text:style-name="P23">establecimiento de comunicacion</text:p>
            </text:list-item>
            <text:list-item>
              <text:p text:style-name="P23">transferencia de informacion</text:p>
            </text:list-item>
            <text:list-item>
              <text:p text:style-name="P23">desconexion de comunicacion</text:p>
            </text:list-item>
          </text:list>
        </text:list-item>
        <text:list-item>
          <text:p text:style-name="P22">de <text:span text:style-name="T4">paquetes con</text:span> <text:span text:style-name="T3">datagrama</text:span></text:p>
          <text:list>
            <text:list-item>
              <text:p text:style-name="P23">transmite bloques de datos de forma digitalizada</text:p>
            </text:list-item>
            <text:list-item>
              <text:p text:style-name="P23">cada router tiene una tabla de enrutamiento para saber para donde tiene que ir el bloque de datos segun la red a la que se dirige. Si hay congestion, es capaz de no seguir siempre el misom camino segun lo que decida el nodo → los bloques llegan desordenados</text:p>
            </text:list-item>
            <text:list-item>
              <text:p text:style-name="P23">Hay procesos de almacenamiento y retransmision de mensajes</text:p>
            </text:list-item>
            <text:list-item>
              <text:p text:style-name="P23">no me bloquea la cantidad de bloques que puedo mandar</text:p>
            </text:list-item>
          </text:list>
        </text:list-item>
        <text:list-item>
          <text:p text:style-name="P22">de paquetes <text:span text:style-name="T4">con </text:span><text:span text:style-name="T3">circuitos virtuales</text:span></text:p>
          <text:list>
            <text:list-item>
              <text:p text:style-name="P23">funciona con senales digitales</text:p>
            </text:list-item>
            <text:list-item>
              <text:p text:style-name="P23">los mensajes (secuencia de bits) se dividen en paquetes en el transmisor de mensajes</text:p>
            </text:list-item>
            <text:list-item>
              <text:p text:style-name="P23">Se les agrega info a los paquetes para que los conmutadores definan la ruta establecida</text:p>
            </text:list-item>
            <text:list-item>
              <text:p text:style-name="P23">van por tubo y tienen orden de llegada</text:p>
            </text:list-item>
            <text:list-item>
              <text:p text:style-name="P23">son mas rapidas porque el nodo ya sabe a donde tiene que mandar las cosas → se lo indica el paquete, por eso el circuito es virtual, es decir, no existe. Si se cae un nodo, se cae toda la comunicacion</text:p>
            </text:list-item>
          </text:list>
        </text:list-item>
      </text:list>
      <text:p text:style-name="P24"/>
      <text:p text:style-name="P24"/>
      <text:p text:style-name="P24"/>
      <text:p text:style-name="P24"/>
      <text:p text:style-name="P25">Red de telecomunicaciones</text:p>
      <text:p text:style-name="P26">Conmutacion telefonica → los cables se conmutan para transmision de datos</text:p>
      <text:p text:style-name="P26"/>
      <text:p text:style-name="P26">Centrales telefonicas → pueden ser publicas o privadas y usan enlaces troncales que unen estas centrales. Las redes que las conectan pueden ser publicas o privadas</text:p>
      <text:list text:style-name="L10">
        <text:list-item>
          <text:p text:style-name="P27">Urbanas → para atender clientes</text:p>
        </text:list-item>
        <text:list-item>
          <text:p text:style-name="P27">Central de transito urbana</text:p>
        </text:list-item>
        <text:list-item>
          <text:p text:style-name="P27">.</text:p>
        </text:list-item>
        <text:list-item>
          <text:p text:style-name="P27">.</text:p>
        </text:list-item>
      </text:list>
      <text:p text:style-name="P26">Plan de numeracion → sirve para indicar a donde va la llamada</text:p>
      <text:p text:style-name="P26"/>
      <text:p text:style-name="P26"/>
      <text:p text:style-name="P26"/>
      <text:p text:style-name="P26"/>
      <text:p text:style-name="P26"/>
      <text:p text:style-name="P26"><text:soft-page-break/>Circuitos conmutados y arrendados</text:p>
      <text:p text:style-name="P26">conmutados → permiten compartir el uso de lineas troncales entre varios abonados</text:p>
      <text:p text:style-name="P26">arrendados → Cuando el trafico es muy alto, estos son de costo fijo y de uso exclusivo</text:p>
      <text:p text:style-name="P26"/>
      <text:p text:style-name="P26"/>
      <text:p text:style-name="P26">Senalizacion entre centrales → para establecer una comunicacion, tengo que tener un manejo de senales. Es el establecimiento de transmision de informacion para las llamadas. Esto esta fuera del ancho de banda pero con el mismo canal. Actualmente, se usan canales distintos para senializar y la llamada</text:p>
      <text:p text:style-name="P26"/>
      <text:p text:style-name="P26">Red inteligente → ofrecen nuevos servicios con digitalizacion</text:p>
      <text:p text:style-name="P26">Red privada virtual → se usan recursos fisicos y logicos de redes publicas para adaptar y encriptar redes inteligentes</text:p>
      <text:p text:style-name="P26"/>
      <text:p text:style-name="P28">Ingenieria de trafico</text:p>
      <text:p text:style-name="P29"/>
      <text:p text:style-name="P29">Intensidad de trafico → numero de llamadas por unidad de tiempo</text:p>
      <text:p text:style-name="P29">tiempo de retencion → tiempo promedio que dura una llamada</text:p>
      <text:p text:style-name="P29">Flujo de trafico → intensidad de trafico * tiempo de retencion [Erlang]</text:p>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4T10:04:51.516486882</meta:creation-date>
    <dc:date>2025-04-14T11:51:05.266723077</dc:date>
    <meta:editing-duration>PT5M35S</meta:editing-duration>
    <meta:editing-cycles>1</meta:editing-cycles>
    <meta:document-statistic meta:table-count="0" meta:image-count="0" meta:object-count="0" meta:page-count="4" meta:paragraph-count="96" meta:word-count="1242" meta:character-count="7078" meta:non-whitespace-character-count="5992"/>
    <meta:generator>LibreOffice/25.2.2.2$Linux_X86_64 LibreOffice_project/520$Build-2</meta:generator>
  </office:meta>
</office:document-meta>
</file>